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5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7146860033679963343" text:style-name="L1">
        <text:list-item>
          <text:list>
            <text:list-header>
              <text:p text:style-name="P15">34.8 miles in the last week</text:p>
              <text:p text:style-name="P16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673290580448236980" text:style-name="L2">
        <text:list-item>
          <text:list>
            <text:list-header>
              <text:p text:style-name="P18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4336711" text:continue-numbering="true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9">Splits: 10:23, 10:26, 10:59</text:p>
      <text:p text:style-name="P9"/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9"/>
      <text:p text:style-name="P10">20.75 miles in the last week 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9">Sun Feb 4, 2018 <text:span text:style-name="T1">no running</text:span> <text:s/></text:p>
      <text:p text:style-name="P9"/>
      <text:p text:style-name="P9">Mon Feb 5, 2018 <text:span text:style-name="T1">5.5 miles</text:span></text:p>
      <text:p text:style-name="P9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9"/>
      <text:p text:style-name="P9">Tues Feb 6, 2018 <text:span text:style-name="T1">4 miles</text:span> <text:s/></text:p>
      <text:p text:style-name="P9">I ran on a 0.7 mile road loop in St Augustine and averaged 10:15/mile. <text:s/>The last ½ mile was in 4:13.</text:p>
      <text:p text:style-name="P9"/>
      <text:p text:style-name="P9">Wed Feb 7, 2018 <text:span text:style-name="T1">6 miles </text:span><text:s/></text:p>
      <text:p text:style-name="P9">I ran on the same 0.7 mile loop.</text:p>
      <text:p text:style-name="P9">0.2 mile warm up</text:p>
      <text:p text:style-name="P9">2 mile run in 18:20</text:p>
      <text:p text:style-name="P9">5 minute rest</text:p>
      <text:p text:style-name="P9">6 x 0.2 mile run with a 0.3 mile jog after each run</text:p>
      <text:p text:style-name="P9"><text:tab/>The 0.2 mile runs averaged 78.7s or 6:34/mile pace.</text:p>
      <text:p text:style-name="P9">0.8 mile walk/run warm down</text:p>
      <text:p text:style-name="P9"/>
      <text:p text:style-name="P9">Thur Feb 8, 2018 <text:span text:style-name="T1">5.5 miles</text:span> <text:s/></text:p>
      <text:p text:style-name="P9">0.25 mile jog</text:p>
      <text:p text:style-name="P9">4.9 mile run and walk: I walked a total of 0.9 miles in 6 walks and ran the rest. <text:tab/>The average pace was 11:00/mile</text:p>
      <text:p text:style-name="P9">0.35 mile walk to warm down</text:p>
      <text:p text:style-name="P9"/>
      <text:p text:style-name="P9">Fri Feb 9, 2018 <text:span text:style-name="T1">5 miles</text:span> </text:p>
      <text:p text:style-name="P9">I ran and walked 5 miles averaging 11:45/mile. <text:s/>I walked 8 times for a total of about 1.1 miles of walking.</text:p>
      <text:p text:style-name="P9"/>
      <text:p text:style-name="P10">31 miles in the last week</text:p>
      <text:p text:style-name="P10"/>
      <text:p text:style-name="P9"><text:soft-page-break/>Sat Feb 10, 2018 <text:span text:style-name="T1">8 miles</text:span> <text:s/></text:p>
      <text:p text:style-name="P9">I am back in Meadville. <text:s/>I ran on a treadmill in the Wise Center</text:p>
      <text:p text:style-name="P9">2 mile warm up in 18:57 at various paces, some as fast as 7:53/mile.</text:p>
      <text:p text:style-name="P9">Rested 5 minutes</text:p>
      <text:p text:style-name="P9">I ran 4 x ¾ mile and 2 x ½ mile with ¼ mile jog before each run.</text:p>
      <text:p text:style-name="P9">The ¾ miles were all 6:00 and the ½ miles were 4:00. <text:s/>The ¼ mile jogs were 3:00.</text:p>
      <text:p text:style-name="P9">I warmed down with a ½ mile in 5:30. <text:s/>My pulse at the end of the last run was 152.</text:p>
      <text:p text:style-name="P9"/>
      <text:p text:style-name="P9"/>
      <text:p text:style-name="P9"/>
      <text:p text:style-name="P10"/>
      <text:p text:style-name="P1"/>
      <text:p text:style-name="P2"/>
      <text:p text:style-name="P2"><text:s text:c="2"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2-10T14:13:13.11</dc:date>
    <dc:creator>James Lombardi</dc:creator>
    <meta:editing-duration>P1DT1H58M7S</meta:editing-duration>
    <meta:editing-cycles>150</meta:editing-cycles>
    <meta:generator>OpenOffice/4.1.2$Win32 OpenOffice.org_project/412m3$Build-9782</meta:generator>
    <meta:document-statistic meta:table-count="0" meta:image-count="0" meta:object-count="0" meta:page-count="7" meta:paragraph-count="149" meta:word-count="2285" meta:character-count="10858"/>
  </office:meta>
</office:document-meta>
</file>